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MarshallerTests.read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iesMarshallerTests.createItem( String type , String ... stereo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MarshallerTests.metadataIsWrittenDeterministic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